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e7864" officeooo:paragraph-rsid="000e7864" style:font-weight-asian="bold" style:font-weight-complex="bold"/>
    </style:style>
    <style:style style:name="P3" style:family="paragraph" style:parent-style-name="Standard">
      <style:text-properties fo:font-weight="bold" officeooo:paragraph-rsid="000e7864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1b27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7864" style:font-weight-asian="normal" style:font-weight-complex="normal"/>
    </style:style>
    <style:style style:name="T3" style:family="text">
      <style:text-properties fo:font-weight="normal" officeooo:rsid="0011b271" style:font-weight-asian="normal" style:font-weight-complex="normal"/>
    </style:style>
    <style:style style:name="T4" style:family="text">
      <style:text-properties officeooo:rsid="0011b2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tatement 1:</text:p>
      <text:p text:style-name="P1">A test is conducted which is consisting of 20 MCQs (multiple choices questions) with every</text:p>
      <text:p text:style-name="P1">MCQ having its four options out of which only one is correct. Determine the probability that</text:p>
      <text:p text:style-name="P1">a person undertaking that test has answered exactly 5 questions wrong.</text:p>
      <text:p text:style-name="P1"/>
      <text:p text:style-name="P2">Answer: <text:tab/></text:p>
      <text:p text:style-name="P2"/>
      <text:p text:style-name="P2"><text:tab/><text:tab/><text:span text:style-name="T1">Person answered = 20C5</text:span></text:p>
      <text:p text:style-name="P2"><text:span text:style-name="T1"><text:tab/><text:tab/>correct answer options = (1/4) ^ 15</text:span></text:p>
      <text:p text:style-name="P2"><text:tab/><text:tab/><text:span text:style-name="T1">incorrect answer<text:tab/> = (3/4) ^ 5</text:span><text:tab/><text:tab/></text:p>
      <text:p text:style-name="P2"/>
      <text:p text:style-name="P3"><text:span text:style-name="T2"><text:tab/><text:tab/>20c5 * (1/4)^15 * (3/4)^5</text:span></text:p>
      <text:p text:style-name="P1"/>
      <text:p text:style-name="P1">Problem Statement 2:</text:p>
      <text:p text:style-name="P1">A die marked A to E is rolled 50 times. Find the probability of getting a “D” exactly</text:p>
      <text:p text:style-name="P1">5 times.</text:p>
      <text:p text:style-name="P1"/>
      <text:p text:style-name="P2">Answer: <text:tab/><text:tab/><text:span text:style-name="T1">probability of getting D = 1/5</text:span></text:p>
      <text:p text:style-name="P2"><text:span text:style-name="T1"><text:tab/><text:tab/><text:tab/>probability of not getting D is = 4/5</text:span></text:p>
      <text:p text:style-name="P2"><text:span text:style-name="T1"/></text:p>
      <text:p text:style-name="P2"><text:span text:style-name="T1"><text:tab/><text:tab/><text:tab/>50C5 is the total probability of occurance</text:span></text:p>
      <text:p text:style-name="P2"><text:span text:style-name="T1"/></text:p>
      <text:p text:style-name="P2"><text:span text:style-name="T1"><text:tab/><text:tab/>Probability of getting D exactly 5 times is = 50C5 * (1/5)^5 * (4/5)^45</text:span></text:p>
      <text:p text:style-name="P1"/>
      <text:p text:style-name="P1"/>
      <text:p text:style-name="P1"/>
      <text:p text:style-name="P1">Problem Statement 3:</text:p>
      <text:p text:style-name="P1">Two balls are drawn at random in succession without replacement from an urn</text:p>
      <text:p text:style-name="P1">containing 4 red balls and 6 black balls.</text:p>
      <text:p text:style-name="P1">Find the probabilities of all the possible outcomes.</text:p>
      <text:p text:style-name="P1"/>
      <text:p text:style-name="P2">Answer: </text:p>
      <text:p text:style-name="P1"/>
      <text:p text:style-name="P1"><text:tab/><text:tab/><text:span text:style-name="T3">possible outcomes – 1 Red 1 Red</text:span></text:p>
      <text:p text:style-name="P4"><text:tab/><text:tab/><text:tab/><text:tab/><text:tab/><text:span text:style-name="T4">1 Black 1 Black</text:span></text:p>
      <text:p text:style-name="P5"><text:tab/><text:tab/><text:tab/><text:tab/><text:tab/><text:span text:style-name="T4">1 Red 1 Black</text:span></text:p>
      <text:p text:style-name="P5"><text:tab/><text:tab/><text:tab/><text:tab/><text:tab/><text:span text:style-name="T4">1 Black 1 Red</text:span></text:p>
      <text:p text:style-name="P5"/>
      <text:p text:style-name="P5"><text:tab/><text:span text:style-name="T4">2 Red – (6/10) * (3/9) = 2/15<text:tab/><text:tab/><text:tab/>2 Red = 2/15</text:span></text:p>
      <text:p text:style-name="P5"><text:tab/></text:p>
      <text:p text:style-name="P5"><text:tab/><text:span text:style-name="T4">2 Black – (6/10) * (5/9) = 1/3<text:tab/><text:tab/><text:tab/>2 Black = 1/3</text:span></text:p>
      <text:p text:style-name="P5"/>
      <text:p text:style-name="P5"><text:tab/><text:span text:style-name="T4">1 Red 1 Black – (4/10) * (6/9) = 4/15<text:tab/>1 Red 1 Black = 4/15</text:span></text:p>
      <text:p text:style-name="P5"><text:tab/></text:p>
      <text:p text:style-name="P5"><text:tab/><text:span text:style-name="T4">1 Black 1 Red – (6/10) * (4/9) = 4/15<text:tab/>1 Black 1 Red = 4/15</text:span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22:39:33.306341166</meta:creation-date>
    <dc:date>2020-04-10T02:49:51.224274710</dc:date>
    <meta:editing-duration>PT10M9S</meta:editing-duration>
    <meta:editing-cycles>1</meta:editing-cycles>
    <meta:document-statistic meta:table-count="0" meta:image-count="0" meta:object-count="0" meta:page-count="1" meta:paragraph-count="31" meta:word-count="230" meta:character-count="1214" meta:non-whitespace-character-count="953"/>
    <meta:generator>LibreOffice/6.3.5.2$Linux_X86_64 LibreOffice_project/30$Build-2</meta:generator>
  </office:meta>
</office:document-meta>
</file>